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e32" officeooo:paragraph-rsid="001a4e32"/>
    </style:style>
    <style:style style:name="P2" style:family="paragraph" style:parent-style-name="Standard">
      <style:paragraph-properties fo:text-align="start" style:justify-single-word="false"/>
      <style:text-properties officeooo:rsid="001a4e32" officeooo:paragraph-rsid="001a4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IN / SIGNUP </text:p>
      <text:p text:style-name="P2">The code helps the users to sigin and signup to their accounts.However it manages the user details in mysql database by the python input.</text:p>
      <text:p text:style-name="P2"/>
      <text:p text:style-name="P2">Firstly,it allows user to Signup :</text:p>
      <text:p text:style-name="P2"><text:tab/>If the user wants to signup and it asks some information about user such as to <text:s/></text:p>
      <text:p text:style-name="P2">1.User_id</text:p>
      <text:p text:style-name="P2">2.Password</text:p>
      <text:p text:style-name="P2">3.Name of the user</text:p>
      <text:p text:style-name="P2">4.Date of Birth</text:p>
      <text:p text:style-name="P2">5.Location</text:p>
      <text:p text:style-name="P2">6.Security Question</text:p>
      <text:p text:style-name="P2"/>
      <text:p text:style-name="P2">Then it pushes the user data in mysql database table named profile table and then it pushes to credentials table by using a trigger.</text:p>
      <text:p text:style-name="P2"/>
      <text:p text:style-name="P2"/>
      <text:p text:style-name="P2">Secondly,it allows user to Signin:</text:p>
      <text:p text:style-name="P2"><text:tab/>Otherwise the user wants to signin their account and it ask the user to enter his/her </text:p>
      <text:p text:style-name="P2">1.User_id</text:p>
      <text:p text:style-name="P2">2.Password</text:p>
      <text:p text:style-name="P2"><text:s/></text:p>
      <text:p text:style-name="P2">If the user entered correct data and it allows to user to signin his/her accounts</text:p>
      <text:p text:style-name="P2"/>
      <text:p text:style-name="P2">Elseif if the user forgot the password it helps the user to rechange the password by asking the user to enter correct details of his/her security question when creating the account.if the user enter correct details he/she can change the password in Credentials table and it will be automatically updated in profile table by a trigger called updater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8:02:53.532661881</meta:creation-date>
    <dc:date>2023-06-23T18:15:22.465051562</dc:date>
    <meta:editing-duration>PT12M29S</meta:editing-duration>
    <meta:editing-cycles>1</meta:editing-cycles>
    <meta:document-statistic meta:table-count="0" meta:image-count="0" meta:object-count="0" meta:page-count="1" meta:paragraph-count="18" meta:word-count="181" meta:character-count="1051" meta:non-whitespace-character-count="880"/>
    <meta:generator>LibreOffice/7.5.2.2$Linux_X86_64 LibreOffice_project/53bb9681a964705cf672590721dbc85eb4d0c3a2</meta:generator>
  </office:meta>
</office:document-meta>
</file>